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6.308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5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571cm" fo:min-width="0.389cm"/>
    </style:style>
    <style:style style:name="gr4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8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481cm" fo:min-width="4.521cm" fo:padding-top="0.175cm" fo:padding-bottom="0.175cm" fo:padding-left="0.3cm" fo:padding-right="0.3cm" fo:wrap-option="wrap"/>
    </style:style>
    <style:style style:name="gr49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</style:style>
    <style:style style:name="gr50" style:family="graphic" style:parent-style-name="standard">
      <style:graphic-properties draw:stroke="solid" draw:fill="none" fo:min-height="1.5cm"/>
      <style:paragraph-properties style:writing-mode="lr-tb"/>
    </style:style>
    <style:style style:name="gr51" style:family="graphic" style:parent-style-name="standard">
      <style:graphic-properties draw:fill-color="#fff200" draw:textarea-horizontal-align="justify" draw:textarea-vertical-align="middle" draw:auto-grow-height="false" fo:min-height="0.34cm" fo:min-width="0.052cm"/>
    </style:style>
    <style:style style:name="gr52" style:family="graphic" style:parent-style-name="standard">
      <style:graphic-properties draw:fill="solid" draw:fill-color="#3faf46" draw:textarea-horizontal-align="justify" draw:textarea-vertical-align="middle" draw:auto-grow-height="false" fo:min-height="0.34cm" fo:min-width="0.052cm"/>
    </style:style>
    <style:style style:name="gr53" style:family="graphic" style:parent-style-name="standard">
      <style:graphic-properties draw:fill-color="#ed1c24" draw:textarea-horizontal-align="justify" draw:textarea-vertical-align="middle" draw:auto-grow-height="false" fo:min-height="0.055cm" fo:min-width="0cm"/>
    </style:style>
    <style:style style:name="gr54" style:family="graphic" style:parent-style-name="standard">
      <style:graphic-properties draw:fill-color="#00a65d" draw:textarea-horizontal-align="justify" draw:textarea-vertical-align="middle" draw:auto-grow-height="false" fo:min-height="0cm" fo:min-width="0.599cm"/>
    </style:style>
    <style:style style:name="gr55" style:family="graphic" style:parent-style-name="standard">
      <style:graphic-properties draw:stroke="solid" draw:fill="none" fo:min-height="0.763cm"/>
      <style:paragraph-properties style:writing-mode="lr-tb"/>
    </style:style>
    <style:style style:name="gr56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8cm"/>
      <style:paragraph-properties style:writing-mode="lr-tb"/>
    </style:style>
    <style:style style:name="gr57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7cm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38"/>
      <style:paragraph-properties fo:text-align="center"/>
    </style:style>
    <style:style style:name="P20" style:family="paragraph">
      <loext:graphic-properties draw:fill="solid" draw:fill-color="#3faf46"/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size-complex="42pt"/>
    </style:style>
    <style:style style:name="P26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weight-asian="normal" style:font-size-complex="42pt" style:font-weight-complex="normal"/>
    </style:style>
    <style:style style:name="P27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0066b3" loext:opacity="100%" fo:font-size="44pt" fo:text-shadow="1pt 1pt" fo:font-weight="bold" style:font-size-asian="44pt" style:font-size-complex="44pt"/>
    </style:style>
    <style:style style:name="T10" style:family="text">
      <style:text-properties fo:color="#0066b3" loext:opacity="100%" fo:font-size="44pt" fo:text-shadow="1pt 1pt" fo:font-weight="bold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4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8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8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8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5" draw:text-style-name="P18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/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0.8cm" svg:height="3.095cm" svg:x="1cm" svg:y="1.4cm">
          <draw:text-box>
            <text:p><text:span text:style-name="T7">Si ‘A1’ tiene todos los hij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8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8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1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3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32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32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4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4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5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6" draw:text-style-name="P18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35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7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7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8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9" draw:text-style-name="P18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40" draw:text-style-name="P18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38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4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2" draw:text-style-name="P18" draw:layer="layout" svg:width="18.8cm" svg:height="23.003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os individuos representan estados del problema.</text:span></text:p>
            <text:p><text:span text:style-name="T7">Se reproducen generando diferentes estados posibles.</text:span></text:p>
            <text:p><text:span text:style-name="T7">No existen 2 individuos iguales.</text:span></text:p>
            <text:p><text:span text:style-name="T7">continuan reproduciendose y generando estados diferentes,</text:span></text:p>
            <text:p><text:span text:style-name="T7">hasta que, con el tiempo, nace un individuo que representa el estado final del problema.</text:span></text:p>
            <text:p><text:span text:style-name="T7">Entonces, este individuo, el estado final, conoce la solucion al problema.</text:span></text:p>
            <text:p><text:span text:style-name="T7">y todos sus hijos, y su descendencia, heredaran este conocimiento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5.02cm" svg:height="1.73cm" svg:x="4.372cm" svg:y="3.078cm">
          <text:p text:style-name="P21">Ficha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12.573cm" svg:y="2.866cm">
          <text:p text:style-name="P21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4.773cm" svg:y="19.566cm">
          <text:p text:style-name="P21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6.942cm" svg:y="21.127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5cm" svg:y="26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5cm" svg:y="21.5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5cm" svg:y="27.703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5cm" svg:y="22.703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4cm" svg:y="2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01cm" svg:y="19.6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5" draw:layer="layout" svg:width="13.91cm" svg:height="13.944cm" svg:x="3.865cm" svg:y="5.26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8cm" svg:y="16.9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8cm" svg:y="5.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2.85cm" svg:y="21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1.255cm" svg:height="1.159cm" svg:x="6.15cm" svg:y="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3" draw:layer="layout" svg:width="5.02cm" svg:height="1.73cm" svg:x="3.596cm" svg:y="2.002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3" draw:layer="layout" svg:width="5.02cm" svg:height="1.73cm" svg:x="9.697cm" svg:y="2.8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3" draw:layer="layout" svg:width="5.02cm" svg:height="1.73cm" svg:x="3.597cm" svg:y="9.9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8.923cm" svg:height="1.75cm" svg:x="6.104cm" svg:y="19.572cm">
          <draw:text-box>
            <text:p><text:span text:style-name="T7"><text:tab/></text:span><text:span text:style-name="T7">posicion=’B3’</text:span></text:p>
            <text:p><text:span text:style-name="T7"><text:tab/></text:span><text:span text:style-name="T7">camino=’A1-A2-A3-B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1.441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.706cm" svg:y="9.0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5.739cm" svg:y="4.9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.687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8.107cm" svg:y="9.0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2.14cm" svg:y="4.9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8.688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.706cm" svg:y="15.7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5.739cm" svg:y="11.6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.687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8.107cm" svg:y="15.7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2.14cm" svg:y="11.6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8.688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.706cm" svg:y="22.5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5.739cm" svg:y="18.4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.687cm" svg:y="2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8.107cm" svg:y="22.5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2.14cm" svg:y="18.4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8.688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4.508cm" svg:y="9.0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8.541cm" svg:y="4.9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5.689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4.508cm" svg:y="15.7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8.541cm" svg:y="11.6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5.689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4.508cm" svg:y="22.5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8.541cm" svg:y="18.4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5.689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7" draw:layer="layout" svg:width="1.255cm" svg:height="0.453cm" draw:transform="rotate (0.0015707963267949) translate (10.583cm 26.2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1.57236712312169) translate (13.786cm 27.0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0.0015707963267949) translate (6.483cm 13.74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0.0015707963267949) translate (13.083cm 13.744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1.57236712312169) translate (10.086cm 11.2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1.57236712312169) translate (10.086cm 18.09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2.47732034028075) translate (16.966cm 27.0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2.47732034028075) translate (7.501cm 11.3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2cm" draw:transform="rotate (2.47732034028075) translate (13.926cm 17.824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2cm" draw:transform="rotate (2.47732034028075) translate (13.889cm 11.38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2cm" draw:transform="rotate (2.47732034028075) translate (7.536cm 17.924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24" draw:layer="layout" svg:width="4.838cm" svg:height="1.013cm" svg:x="7.985cm" svg:y="3.372cm">
          <draw:text-box>
            <text:p><text:span text:style-name="T8">posicion=’B4’</text:span></text:p>
            <text:p><text:span text:style-name="T8">camino=’A1-A2-A3-B3-B4’</text:span></text:p>
          </draw:text-box>
        </draw:frame>
        <draw:frame draw:style-name="gr55" draw:text-style-name="P24" draw:layer="layout" svg:width="4.838cm" svg:height="1.013cm" svg:x="1.485cm" svg:y="3.373cm">
          <draw:text-box>
            <text:p><text:span text:style-name="T8">posicion=’A4’</text:span></text:p>
            <text:p><text:span text:style-name="T8">camino=’A1-A2-A3-B3-A4’</text:span></text:p>
          </draw:text-box>
        </draw:frame>
        <draw:frame draw:style-name="gr55" draw:text-style-name="P24" draw:layer="layout" svg:width="4.838cm" svg:height="1.013cm" svg:x="14.285cm" svg:y="3.373cm">
          <draw:text-box>
            <text:p><text:span text:style-name="T8">posicion=’C4’</text:span></text:p>
            <text:p><text:span text:style-name="T8">camino=’A1-A2-A3-B3’</text:span></text:p>
          </draw:text-box>
        </draw:frame>
        <draw:frame draw:style-name="gr55" draw:text-style-name="P24" draw:layer="layout" svg:width="4.838cm" svg:height="1.013cm" svg:x="7.985cm" svg:y="23.773cm">
          <draw:text-box>
            <text:p><text:span text:style-name="T8">posicion=’B2’</text:span></text:p>
            <text:p><text:span text:style-name="T8">camino=’A1-A2-A3-B3-B2’</text:span></text:p>
          </draw:text-box>
        </draw:frame>
        <draw:frame draw:style-name="gr55" draw:text-style-name="P24" draw:layer="layout" svg:width="4.838cm" svg:height="1.013cm" svg:x="1.585cm" svg:y="23.774cm">
          <draw:text-box>
            <text:p><text:span text:style-name="T8">posicion=’A2’</text:span></text:p>
            <text:p><text:span text:style-name="T8">camino=’A1-A2-A3-B3-A2’</text:span></text:p>
          </draw:text-box>
        </draw:frame>
        <draw:frame draw:style-name="gr55" draw:text-style-name="P24" draw:layer="layout" svg:width="4.838cm" svg:height="1.013cm" svg:x="14.485cm" svg:y="23.774cm">
          <draw:text-box>
            <text:p><text:span text:style-name="T8">posicion=’C2’</text:span></text:p>
            <text:p><text:span text:style-name="T8">camino=’A1-A2-A3-B3-C2’</text:span></text:p>
          </draw:text-box>
        </draw:frame>
        <draw:frame draw:style-name="gr55" draw:text-style-name="P24" draw:layer="layout" svg:width="4.838cm" svg:height="1.013cm" svg:x="14.485cm" svg:y="16.775cm">
          <draw:text-box>
            <text:p><text:span text:style-name="T8">posicion=’C3’</text:span></text:p>
            <text:p><text:span text:style-name="T8">camino=’A1-A2-A3-B3-C3’</text:span></text:p>
          </draw:text-box>
        </draw:frame>
        <draw:frame draw:style-name="gr55" draw:text-style-name="P24" draw:layer="layout" svg:width="4.838cm" svg:height="1.013cm" svg:x="1.585cm" svg:y="16.776cm">
          <draw:text-box>
            <text:p><text:span text:style-name="T8">posicion=’A3’</text:span></text:p>
            <text:p><text:span text:style-name="T8">camino=’A1-A2-A3-B3-A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3.339cm" svg:y="22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402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13.649cm" svg:y="25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cm" svg:y="25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14.35cm" svg:y="26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20.202cm" svg:y="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15.0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4.3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6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5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6.502cm">
          <draw:text-box>
            <text:p><text:span text:style-name="T5">X</text:span></text:p>
          </draw:text-box>
        </draw:frame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8.923cm" svg:height="1.75cm" svg:x="6.104cm" svg:y="17.073cm">
          <draw:text-box>
            <text:p><text:span text:style-name="T7"><text:tab/></text:span><text:span text:style-name="T7">posicion=’B3’</text:span></text:p>
            <text:p><text:span text:style-name="T7"><text:tab/></text:span><text:span text:style-name="T7">camino=’A1-A2-A3-B3’</text:span></text:p>
          </draw:text-box>
        </draw:frame>
        <draw:frame draw:style-name="gr56" draw:text-style-name="P25" draw:layer="layout" svg:width="1.988cm" svg:height="2.312cm" svg:x="4.45cm" svg:y="11.023cm">
          <draw:text-box>
            <text:p><text:span text:style-name="T9">X</text:span></text:p>
          </draw:text-box>
        </draw:frame>
        <draw:frame draw:style-name="gr56" draw:text-style-name="P26" draw:layer="layout" svg:width="1.988cm" svg:height="2.312cm" svg:x="6.083cm" svg:y="12.683cm">
          <draw:text-box>
            <text:p><text:span text:style-name="T10">X</text:span></text:p>
          </draw:text-box>
        </draw:frame>
        <draw:frame draw:style-name="gr56" draw:text-style-name="P25" draw:layer="layout" svg:width="1.988cm" svg:height="2.312cm" svg:x="6.086cm" svg:y="9.372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716cm" svg:y="12.685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716cm" svg:y="11.03cm">
          <draw:text-box>
            <text:p><text:span text:style-name="T9">X</text:span></text:p>
          </draw:text-box>
        </draw:frame>
        <draw:frame draw:style-name="gr57" draw:text-style-name="P25" draw:layer="layout" svg:width="1.987cm" svg:height="2.312cm" svg:x="4.454cm" svg:y="9.372cm">
          <draw:text-box>
            <text:p><text:span text:style-name="T9">X</text:span></text:p>
          </draw:text-box>
        </draw:frame>
        <draw:frame draw:style-name="gr57" draw:text-style-name="P25" draw:layer="layout" svg:width="1.987cm" svg:height="2.312cm" svg:x="4.454cm" svg:y="12.685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689cm" svg:y="9.372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08T19:31:59</dc:date>
          <text:p/>
        </officeooo:annotation>
      </draw:page>
      <draw:page draw:name="page21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13.806cm" svg:height="1.75cm" svg:x="3.901cm" svg:y="19.573cm">
          <draw:text-box>
            <text:p><text:span text:style-name="T7"><text:tab/></text:span><text:span text:style-name="T7">posicion=’A1’</text:span></text:p>
            <text:p><text:span text:style-name="T7"><text:tab/></text:span><text:span text:style-name="T7">camino=’A1’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4.842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5.107cm" svg:y="9.0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9.14cm" svg:y="4.94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5.188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5" draw:layer="layout" svg:width="5.147cm" svg:height="5.16cm" svg:x="4.842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5.107cm" svg:y="15.7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9.14cm" svg:y="11.64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5.188cm" svg:y="15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1.508cm" svg:y="9.0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5.541cm" svg:y="4.94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2.089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1.508cm" svg:y="15.7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5.541cm" svg:y="11.64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2.189cm" svg:y="15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7" draw:layer="layout" svg:width="1.255cm" svg:height="0.453cm" draw:transform="rotate (0.0015707963267949) translate (10.083cm 13.726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1.57236712312169) translate (7.086cm 11.2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2cm" draw:transform="rotate (2.47732034028075) translate (10.889cm 11.362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24" draw:layer="layout" svg:width="4.838cm" svg:height="1.013cm" svg:x="4.985cm" svg:y="3.354cm">
          <draw:text-box>
            <text:p><text:span text:style-name="T8">posicion=’A2’</text:span></text:p>
            <text:p><text:span text:style-name="T8">camino=’A1-A2’</text:span></text:p>
          </draw:text-box>
        </draw:frame>
        <draw:frame draw:style-name="gr55" draw:text-style-name="P24" draw:layer="layout" svg:width="4.838cm" svg:height="1.013cm" svg:x="11.285cm" svg:y="3.355cm">
          <draw:text-box>
            <text:p><text:span text:style-name="T8">posicion=’B2’</text:span></text:p>
            <text:p><text:span text:style-name="T8">camino=’A1-B2’</text:span></text:p>
          </draw:text-box>
        </draw:frame>
        <draw:frame draw:style-name="gr55" draw:text-style-name="P24" draw:layer="layout" svg:width="4.838cm" svg:height="1.013cm" svg:x="11.485cm" svg:y="16.757cm">
          <draw:text-box>
            <text:p><text:span text:style-name="T8">posicion=’B1’</text:span></text:p>
            <text:p><text:span text:style-name="T8">camino=’A1-B1’</text:span></text:p>
          </draw:text-box>
        </draw:frame>
        <draw:frame draw:style-name="gr55" draw:text-style-name="P24" draw:layer="layout" svg:width="4.838cm" svg:height="1.013cm" svg:x="5.085cm" svg:y="16.758cm">
          <draw:text-box>
            <text:p><text:span text:style-name="T8">posicion=’A1’</text:span></text:p>
            <text:p><text:span text:style-name="T8">camino=’A1’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3-09T17:22:26.299000000</dc:date>
    <meta:editing-duration>PT11H27M47S</meta:editing-duration>
    <meta:editing-cycles>106</meta:editing-cycles>
    <meta:generator>LibreOffice/7.3.5.2$Windows_X86_64 LibreOffice_project/184fe81b8c8c30d8b5082578aee2fed2ea847c01</meta:generator>
    <meta:document-statistic meta:object-count="403"/>
  </office:meta>
</office:document-meta>
</file>